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stream_d0_jacLR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437" calcext:value-type="float">
            <text:p>61437</text:p>
          </table:table-cell>
          <table:table-cell office:value-type="float" office:value="20390" calcext:value-type="float">
            <text:p>20390</text:p>
          </table:table-cell>
          <table:table-cell office:value-type="float" office:value="2947342128.91" calcext:value-type="float">
            <text:p>2947342128.91</text:p>
          </table:table-cell>
          <table:table-cell office:value-type="float" office:value="8026344235.86" calcext:value-type="float">
            <text:p>8026344235.86</text:p>
          </table:table-cell>
          <table:table-cell office:value-type="float" office:value="3138241.21" calcext:value-type="float">
            <text:p>3138241.21</text:p>
          </table:table-cell>
          <table:table-cell office:value-type="float" office:value="132835997.82" calcext:value-type="float">
            <text:p>132835997.82</text:p>
          </table:table-cell>
          <table:table-cell office:value-type="float" office:value="88643795" calcext:value-type="float">
            <text:p>88643795</text:p>
          </table:table-cell>
          <table:table-cell office:value-type="float" office:value="87294616.47" calcext:value-type="float">
            <text:p>87294616.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3138241.21" calcext:value-type="float">
            <text:p>3138241.21</text:p>
          </table:table-cell>
          <table:table-cell office:value-type="float" office:value="9.54" calcext:value-type="float">
            <text:p>9.54</text:p>
          </table:table-cell>
          <table:table-cell office:value-type="float" office:value="6.34" calcext:value-type="float">
            <text:p>6.34</text:p>
          </table:table-cell>
          <table:table-cell office:value-type="float" office:value="6.24" calcext:value-type="float">
            <text:p>6.24</text:p>
          </table:table-cell>
          <table:table-cell office:value-type="float" office:value="1.52" calcext:value-type="float">
            <text:p>1.5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/>
          <table:table-cell office:value-type="float" office:value="61439" calcext:value-type="float">
            <text:p>61439</text:p>
          </table:table-cell>
          <table:table-cell office:value-type="float" office:value="13728" calcext:value-type="float">
            <text:p>13728</text:p>
          </table:table-cell>
          <table:table-cell office:value-type="float" office:value="3132450765" calcext:value-type="float">
            <text:p>3132450765</text:p>
          </table:table-cell>
          <table:table-cell office:value-type="float" office:value="8327362918.07" calcext:value-type="float">
            <text:p>8327362918.07</text:p>
          </table:table-cell>
          <table:table-cell office:value-type="float" office:value="90000.07" calcext:value-type="float">
            <text:p>90000.07</text:p>
          </table:table-cell>
          <table:table-cell office:value-type="float" office:value="91515346.07" calcext:value-type="float">
            <text:p>91515346.07</text:p>
          </table:table-cell>
          <table:table-cell office:value-type="float" office:value="91675834" calcext:value-type="float">
            <text:p>91675834</text:p>
          </table:table-cell>
          <table:table-cell office:value-type="float" office:value="89670418.78" calcext:value-type="float">
            <text:p>89670418.78</text:p>
          </table:table-cell>
          <table:table-cell office:value-type="float" office:value="44.64" calcext:value-type="float">
            <text:p>44.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90000.07" calcext:value-type="float">
            <text:p>90000.07</text:p>
          </table:table-cell>
          <table:table-cell office:value-type="float" office:value="5.86" calcext:value-type="float">
            <text:p>5.86</text:p>
          </table:table-cell>
          <table:table-cell office:value-type="float" office:value="5.87" calcext:value-type="float">
            <text:p>5.87</text:p>
          </table:table-cell>
          <table:table-cell office:value-type="float" office:value="5.74" calcext:value-type="float">
            <text:p>5.74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1457" calcext:value-type="float">
            <text:p>61457</text:p>
          </table:table-cell>
          <table:table-cell office:value-type="float" office:value="6233" calcext:value-type="float">
            <text:p>6233</text:p>
          </table:table-cell>
          <table:table-cell office:value-type="float" office:value="2794632901.85" calcext:value-type="float">
            <text:p>2794632901.85</text:p>
          </table:table-cell>
          <table:table-cell office:value-type="float" office:value="7664141242.85" calcext:value-type="float">
            <text:p>7664141242.85</text:p>
          </table:table-cell>
          <table:table-cell office:value-type="float" office:value="99885.57" calcext:value-type="float">
            <text:p>99885.57</text:p>
          </table:table-cell>
          <table:table-cell office:value-type="float" office:value="84414610.42" calcext:value-type="float">
            <text:p>84414610.42</text:p>
          </table:table-cell>
          <table:table-cell office:value-type="float" office:value="84686617" calcext:value-type="float">
            <text:p>84686617</text:p>
          </table:table-cell>
          <table:table-cell office:value-type="float" office:value="82301718.28" calcext:value-type="float">
            <text:p>82301718.28</text:p>
          </table:table-cell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99885.57" calcext:value-type="float">
            <text:p>99885.57</text:p>
          </table:table-cell>
          <table:table-cell office:value-type="float" office:value="6.04" calcext:value-type="float">
            <text:p>6.04</text:p>
          </table:table-cell>
          <table:table-cell office:value-type="float" office:value="6.05" calcext:value-type="float">
            <text:p>6.05</text:p>
          </table:table-cell>
          <table:table-cell office:value-type="float" office:value="5.89" calcext:value-type="float">
            <text:p>5.89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05:19.565250380</meta:creation-date>
    <dc:date>2015-12-17T17:05:50.466851310</dc:date>
    <meta:editing-duration>P0D</meta:editing-duration>
    <meta:editing-cycles>1</meta:editing-cycles>
    <meta:document-statistic meta:table-count="1" meta:cell-count="82" meta:object-count="0"/>
    <meta:generator>LibreOffice/4.2.8.2$Linux_X86_64 LibreOffice_project/420m0$Build-2</meta:generator>
  </office:meta>
</office:document-meta>
</file>